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svg:stroke-color="#0000ff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Ultrafine_20_Dashed" svg:stroke-color="#0000ff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dash" draw:stroke-dash="Ultrafine_20_2_20_Dots_20_3_20_Dashes" svg:stroke-color="#ff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0000ff" draw:fill="none" draw:textarea-vertical-align="middle"/>
    </style:style>
    <style:style style:name="gr9" style:family="graphic" style:parent-style-name="objectwithoutfill">
      <style:graphic-properties draw:stroke="dash" draw:stroke-dash="Ultrafine_20_2_20_Dots_20_3_20_Dashes" svg:stroke-color="#0000ff" draw:fill="none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color="#0000ff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fo:color="#0000ff"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text-align="center"/>
      <style:text-properties fo:color="#0000ff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P8" style:family="paragraph">
      <style:text-properties fo:color="#ff0000"/>
    </style:style>
    <style:style style:name="P9" style:family="paragraph">
      <style:text-properties fo:font-size="12pt" style:font-size-asian="12pt" style:font-size-complex="12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0000ff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00ff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ff0000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4.8cm" svg:height="18.6cm" svg:x="2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cm" svg:y1="19.549cm" svg:x2="2cm" svg:y2="0.949cm">
          <text:p/>
        </draw:line>
        <draw:line draw:style-name="gr2" draw:text-style-name="P1" draw:layer="layout" svg:x1="2cm" svg:y1="19.549cm" svg:x2="26.8cm" svg:y2="19.549cm">
          <text:p/>
        </draw:line>
        <draw:frame draw:style-name="gr3" draw:text-style-name="P2" draw:layer="layout" svg:width="0.934cm" svg:height="1.038cm" svg:x="0.8cm" svg:y="1.187cm">
          <draw:text-box>
            <text:p><text:span text:style-name="T1">T</text:span></text:p>
          </draw:text-box>
        </draw:frame>
        <draw:frame draw:style-name="gr3" draw:text-style-name="P2" draw:layer="layout" svg:width="0.972cm" svg:height="1.038cm" svg:x="25.441cm" svg:y="19.787cm">
          <draw:text-box>
            <text:p><text:span text:style-name="T1">S</text:span></text:p>
          </draw:text-box>
        </draw:frame>
        <draw:frame draw:style-name="gr3" draw:text-style-name="P3" draw:layer="layout" svg:width="5.459cm" svg:height="0.878cm" draw:transform="rotate (0.942652329002137) translate (2.866cm 16.308cm)">
          <draw:text-box>
            <text:p><text:span text:style-name="T2">Saturated liquid line</text:span></text:p>
          </draw:text-box>
        </draw:frame>
        <draw:frame draw:style-name="gr4" draw:text-style-name="P4" draw:layer="layout" svg:width="3.144cm" svg:height="0.806cm" draw:transform="rotate (0.0232128790515246) translate (2.638cm 5.994cm)">
          <draw:text-box>
            <text:p><text:span text:style-name="T3">Liquid area</text:span></text:p>
          </draw:text-box>
        </draw:frame>
        <draw:frame draw:style-name="gr4" draw:text-style-name="P5" draw:layer="layout" svg:width="5.303cm" svg:height="0.878cm" svg:x="11.2cm" svg:y="12.6cm">
          <draw:text-box>
            <text:p text:style-name="P1"><text:span text:style-name="T4">Two-Phase region</text:span></text:p>
          </draw:text-box>
        </draw:frame>
        <draw:path draw:style-name="gr5" draw:text-style-name="P1" draw:layer="layout" svg:width="20.879cm" svg:height="15.011cm" draw:transform="skewX (0.451342144565734) rotate (0.969879465333249) translate (3.4cm 17.198965cm)" svg:viewBox="0 0 20880 15012" svg:d="m0 0c32188 2 17566 15012 17566 15012">
          <text:p/>
        </draw:path>
        <draw:frame draw:style-name="gr4" draw:text-style-name="P6" draw:layer="layout" svg:width="5.557cm" svg:height="1.361cm" draw:transform="rotate (0.00488692190558412) translate (21cm 9.427cm)">
          <draw:text-box>
            <text:p text:style-name="P1"><text:span text:style-name="T3">Vapour area</text:span></text:p>
            <text:p text:style-name="P1"><text:span text:style-name="T3">(superheated vapour)</text:span></text:p>
          </draw:text-box>
        </draw:frame>
        <draw:frame draw:style-name="gr3" draw:text-style-name="P3" draw:layer="layout" svg:width="5.861cm" svg:height="0.878cm" draw:transform="rotate (-1.477246678888) translate (21.974cm 11.821cm)">
          <draw:text-box>
            <text:p><text:span text:style-name="T2">Saturated vapour line</text:span></text:p>
          </draw:text-box>
        </draw:frame>
        <draw:frame draw:style-name="gr4" draw:text-style-name="P6" draw:layer="layout" svg:width="3.647cm" svg:height="1.361cm" svg:x="13.953cm" svg:y="1.2cm">
          <draw:text-box>
            <text:p text:style-name="P1"><text:span text:style-name="T3">Supercritical </text:span></text:p>
            <text:p text:style-name="P1"><text:span text:style-name="T3">zone</text:span></text:p>
          </draw:text-box>
        </draw:frame>
        <draw:frame draw:style-name="gr6" draw:text-style-name="P7" draw:layer="layout" svg:width="2.191cm" svg:height="1.361cm" svg:x="13.4cm" svg:y="6.2cm">
          <draw:text-box>
            <text:p text:style-name="P1"><text:span text:style-name="T5">Critical</text:span></text:p>
            <text:p text:style-name="P1"><text:span text:style-name="T5">point</text:span></text:p>
          </draw:text-box>
        </draw:frame>
        <draw:frame draw:style-name="gr3" draw:text-style-name="P8" draw:layer="layout" svg:width="0.959cm" svg:height="0.962cm" svg:x="15.501cm" svg:y="5.523cm">
          <draw:text-box>
            <text:p><text:span text:style-name="T6">C</text:span></text:p>
          </draw:text-box>
        </draw:frame>
        <draw:custom-shape draw:style-name="gr7" draw:text-style-name="P1" draw:layer="layout" svg:width="0.4cm" svg:height="0.4cm" svg:x="15.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0cm" svg:y1="4.8cm" svg:x2="20cm" svg:y2="7.8cm">
          <text:p/>
        </draw:line>
        <draw:path draw:style-name="gr8" draw:text-style-name="P1" draw:layer="layout" svg:width="1.518cm" svg:height="0.467cm" draw:transform="skewX (-0.0514872129338327) rotate (-1.79542020152657) translate (20.0000000000014cm 4.80000000000025cm)" svg:viewBox="0 0 1519 468" svg:d="m0 0c718 0 1519 468 1519 468">
          <text:p/>
        </draw:path>
        <draw:path draw:style-name="gr8" draw:text-style-name="P1" draw:layer="layout" svg:width="2.318cm" svg:height="0.949cm" draw:transform="rotate (-1.46014245221846) translate (20.9439105035003cm 4.69512425305255cm)" svg:viewBox="0 0 2319 950" svg:d="m0 950c1811 0 2319-950 2319-950">
          <text:p/>
        </draw:path>
        <draw:frame draw:style-name="gr3" draw:text-style-name="P9" draw:layer="layout" svg:width="0.739cm" svg:height="0.725cm" svg:x="18.6cm" svg:y="5.475cm">
          <draw:text-box>
            <text:p><text:span text:style-name="T7">1</text:span></text:p>
          </draw:text-box>
        </draw:frame>
        <draw:frame draw:style-name="gr3" draw:text-style-name="P9" draw:layer="layout" svg:width="0.739cm" svg:height="0.725cm" svg:x="20.061cm" svg:y="7.6cm">
          <draw:text-box>
            <text:p><text:span text:style-name="T7">2</text:span></text:p>
          </draw:text-box>
        </draw:frame>
        <draw:frame draw:style-name="gr3" draw:text-style-name="P9" draw:layer="layout" svg:width="0.739cm" svg:height="0.725cm" svg:x="21.061cm" svg:y="6.275cm">
          <draw:text-box>
            <text:p><text:span text:style-name="T7">3</text:span></text:p>
          </draw:text-box>
        </draw:frame>
        <draw:frame draw:style-name="gr3" draw:text-style-name="P9" draw:layer="layout" svg:width="0.786cm" svg:height="0.725cm" svg:x="20cm" svg:y="4.6cm">
          <draw:text-box>
            <text:p><text:span text:style-name="T7">A</text:span></text:p>
          </draw:text-box>
        </draw:frame>
        <draw:line draw:style-name="gr9" draw:text-style-name="P1" draw:layer="layout" svg:x1="20cm" svg:y1="4.8cm" svg:x2="20cm" svg:y2="2.6cm">
          <text:p/>
        </draw:line>
        <draw:path draw:style-name="gr8" draw:text-style-name="P1" draw:layer="layout" svg:width="2.963cm" svg:height="2.495cm" draw:transform="skewX (0.0174532925199433) rotate (-1.75981548478588) translate (20.0000000037962cm 2.60000000079513cm)" svg:viewBox="0 0 2964 2496" svg:d="m0 0c940 0 2964 2496 2964 2496">
          <text:p/>
        </draw:path>
        <draw:path draw:style-name="gr8" draw:text-style-name="P1" draw:layer="layout" svg:width="2.57cm" svg:height="0.387cm" draw:transform="rotate (-1.32575209981489) translate (17.3763008946191cm 4.90589856219539cm)" svg:viewBox="0 0 2571 388" svg:d="m0 388c2474 0 2571-388 2571-388">
          <text:p/>
        </draw:path>
        <draw:frame draw:style-name="gr3" draw:text-style-name="P9" draw:layer="layout" svg:width="0.786cm" svg:height="0.725cm" svg:x="20cm" svg:y="2.201cm">
          <draw:text-box>
            <text:p><text:span text:style-name="T7">B</text:span></text:p>
          </draw:text-box>
        </draw:frame>
        <draw:frame draw:style-name="gr3" draw:text-style-name="P9" draw:layer="layout" svg:width="0.82cm" svg:height="0.725cm" svg:x="16.8cm" svg:y="7.675cm">
          <draw:text-box>
            <text:p><text:span text:style-name="T7">3'</text:span></text:p>
          </draw:text-box>
        </draw:frame>
        <draw:frame draw:style-name="gr3" draw:text-style-name="P9" draw:layer="layout" svg:width="0.866cm" svg:height="0.725cm" svg:x="16.4cm" svg:y="4.3cm">
          <draw:text-box>
            <text:p><text:span text:style-name="T7">A'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4-11T17:12:53</meta:creation-date>
    <dc:date>2013-04-24T21:14:26</dc:date>
    <dc:creator>Jefferson Gomes</dc:creator>
    <meta:editing-duration>PT16H51M22S</meta:editing-duration>
    <meta:editing-cycles>4</meta:editing-cycles>
    <meta:generator>LibreOffice/3.5$Linux_X86_64 LibreOffice_project/350m1$Build-2</meta:generator>
    <meta:document-statistic meta:object-count="51"/>
  </office:meta>
</office:document-meta>
</file>